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48600000586F387FB44.png" manifest:media-type="image/png"/>
  <manifest:file-entry manifest:full-path="Pictures/10000001000004760000059CA58CB983.png" manifest:media-type="image/png"/>
  <manifest:file-entry manifest:full-path="Pictures/100000010000046C0000058C94F3D417.png" manifest:media-type="image/png"/>
  <manifest:file-entry manifest:full-path="Pictures/100000010000047E000005880559D041.png" manifest:media-type="image/png"/>
  <manifest:file-entry manifest:full-path="Pictures/1000000100000480000005B2BDC6B416.png" manifest:media-type="image/png"/>
  <manifest:file-entry manifest:full-path="Pictures/100000010000048600000594208E9CF1.png" manifest:media-type="image/png"/>
  <manifest:file-entry manifest:full-path="Pictures/1000000100000474000004525C2ED295.png" manifest:media-type="image/png"/>
  <manifest:file-entry manifest:full-path="Pictures/100000010000047000000580B43C7A14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9a949" officeooo:paragraph-rsid="0019a949" fo:background-color="#fc0231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İNT 3 DAİLY SCRUM CHATS:</text:p>
      <text:p text:style-name="P1"/>
      <text:p text:style-name="P1"/>
      <text:p text:style-name="P1"><draw:frame draw:style-name="fr1" draw:name="Image1" text:anchor-type="char" svg:x="-0.021cm" svg:y="0.349cm" svg:width="7.599cm" svg:height="9.532cm" draw:z-index="0"><draw:image xlink:href="Pictures/100000010000046C0000058C94F3D41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-0.612cm" svg:y="0.455cm" svg:width="9.589cm" svg:height="11.883cm" draw:z-index="1"><draw:image xlink:href="Pictures/100000010000047000000580B43C7A1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3" text:anchor-type="char" svg:x="-0.021cm" svg:y="0.03cm" svg:width="8.879cm" svg:height="10.95cm" draw:z-index="2"><draw:image xlink:href="Pictures/100000010000048600000594208E9CF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-0.035cm" svg:y="0.171cm" svg:width="8.62cm" svg:height="10.613cm" draw:z-index="3"><draw:image xlink:href="Pictures/100000010000047E000005880559D04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5" text:anchor-type="char" svg:x="-0.284cm" svg:y="0.196cm" svg:width="9.133cm" svg:height="11.485cm" draw:z-index="4"><draw:image xlink:href="Pictures/10000001000004760000059CA58CB98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char" svg:x="-0.132cm" svg:y="0.228cm" svg:width="7.701cm" svg:height="9.745cm" draw:z-index="5"><draw:image xlink:href="Pictures/1000000100000480000005B2BDC6B41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char" svg:x="-0.383cm" svg:y="0.48cm" svg:width="8.939cm" svg:height="10.915cm" draw:z-index="6"><draw:image xlink:href="Pictures/100000010000048600000586F387FB44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8" text:anchor-type="char" svg:x="-0.362cm" svg:y="0.921cm" svg:width="9.553cm" svg:height="9.267cm" draw:z-index="7"><draw:image xlink:href="Pictures/1000000100000474000004525C2ED29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2T13:26:46.821776000</meta:creation-date>
    <dc:date>2025-08-02T13:38:22.928185000</dc:date>
    <meta:editing-duration>PT11M35S</meta:editing-duration>
    <meta:editing-cycles>2</meta:editing-cycles>
    <meta:generator>LibreOffice/25.2.5.2$MacOSX_AARCH64 LibreOffice_project/03d19516eb2e1dd5d4ccd751a0d6f35f35e08022</meta:generator>
    <meta:document-statistic meta:table-count="0" meta:image-count="8" meta:object-count="0" meta:page-count="4" meta:paragraph-count="1" meta:word-count="5" meta:character-count="27" meta:non-whitespace-character-count="23"/>
  </office:meta>
</office:document-meta>
</file>